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5.39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4.823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666cm"/>
    </style:style>
    <style:style style:name="gr5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92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indent="0cm"/>
      <style:text-properties fo:color="#800000"/>
    </style:style>
    <style:style style:name="T1" style:family="text">
      <style:text-properties fo:color="#800000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2.5cm" svg:x="29cm" svg:y="21.5cm">
          <text:p text:style-name="P1">Raw</text:p>
          <text:p text:style-name="P1">Archi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cm" svg:height="2.384cm" svg:x="19cm" svg:y="18.5cm">
          <draw:text-box>
            <text:p text:style-name="P3">Mic Program</text:p>
            <text:p text:style-name="P3">Volume check</text:p>
            <text:p text:style-name="P3">Signal Processing</text:p>
          </draw:text-box>
        </draw:frame>
        <draw:frame draw:style-name="gr3" draw:text-style-name="P3" draw:layer="layout" svg:width="6cm" svg:height="1.673cm" svg:x="19cm" svg:y="21.327cm">
          <draw:text-box>
            <text:p text:style-name="P3">Keyboard + Mouse</text:p>
            <text:p text:style-name="P3">Monitoring</text:p>
          </draw:text-box>
        </draw:frame>
        <draw:frame draw:style-name="gr4" draw:text-style-name="P5" draw:layer="layout" svg:width="6cm" svg:height="1.673cm" svg:x="19cm" svg:y="23.327cm">
          <draw:text-box>
            <text:p text:style-name="P4">Active Window</text:p>
            <text:p text:style-name="P4">Monitor</text:p>
          </draw:text-box>
        </draw:frame>
        <draw:line draw:style-name="gr5" draw:text-style-name="P2" draw:layer="layout" svg:x1="25.5cm" svg:y1="21.5cm" svg:x2="28.5cm" svg:y2="21.5cm">
          <text:p text:style-name="P3"/>
        </draw:line>
        <draw:custom-shape draw:style-name="gr1" draw:text-style-name="P2" draw:layer="layout" svg:width="4.5cm" svg:height="2.5cm" svg:x="28.904cm" svg:y="18.5cm">
          <text:p text:style-name="P1">Live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31cm" svg:y="28.5cm">
          <text:p text:style-name="P1">Reprocess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cm" svg:height="2.5cm" svg:x="31cm" svg:y="25.5cm">
          <text:p text:style-name="P1">Deep</text:p>
          <text:p text:style-name="P1">Process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cm" svg:height="2.384cm" svg:x="42cm" svg:y="18.616cm">
          <draw:text-box>
            <text:p text:style-name="P3">User Feedback</text:p>
            <text:p text:style-name="P3">User Emphasis</text:p>
            <text:p text:style-name="P3">State Naming</text:p>
          </draw:text-box>
        </draw:frame>
        <draw:line draw:style-name="gr5" draw:text-style-name="P2" draw:layer="layout" svg:x1="41.5cm" svg:y1="20cm" svg:x2="38.5cm" svg:y2="20cm">
          <text:p text:style-name="P3"/>
        </draw:line>
        <draw:custom-shape draw:style-name="gr1" draw:text-style-name="P2" draw:layer="layout" svg:width="4.5cm" svg:height="2.5cm" svg:x="33.5cm" svg:y="18.5cm">
          <text:p text:style-name="P1">Visualiz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5cm" svg:x="33.5cm" svg:y="21.5cm">
          <text:p text:style-name="P1">Processed</text:p>
          <text:p text:style-name="P1">Archiv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31cm" svg:y="31.5cm">
          <text:p text:style-name="P1">Unsupervised</text:p>
          <text:p text:style-name="P1">Lear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95cm" svg:height="2.384cm" svg:x="19.5cm" svg:y="15cm">
          <draw:text-box>
            <text:p text:style-name="P6"><text:span text:style-name="T1">Simple Standalone</text:span></text:p>
            <text:p text:style-name="P6"><text:span text:style-name="T1">Programs writing to</text:span></text:p>
            <text:p text:style-name="P6"><text:span text:style-name="T1">standard output</text:span></text:p>
          </draw:text-box>
        </draw:frame>
        <draw:frame draw:style-name="gr6" draw:text-style-name="P6" draw:layer="layout" svg:width="2.013cm" svg:height="0.962cm" svg:x="25.987cm" svg:y="19.538cm">
          <draw:text-box>
            <text:p text:style-name="P6"><text:span text:style-name="T1">pipes</text:span></text:p>
          </draw:text-box>
        </draw:frame>
        <draw:frame draw:style-name="gr6" draw:text-style-name="P6" draw:layer="layout" svg:width="5.709cm" svg:height="0.962cm" svg:x="29.061cm" svg:y="17.038cm">
          <draw:text-box>
            <text:p text:style-name="P6"><text:span text:style-name="T1">Controller daemon</text:span></text:p>
          </draw:text-box>
        </draw:frame>
        <draw:line draw:style-name="gr5" draw:text-style-name="P2" draw:layer="layout" svg:x1="34cm" svg:y1="16.5cm" svg:x2="41cm" svg:y2="15cm">
          <text:p text:style-name="P3"/>
        </draw:line>
        <draw:frame draw:style-name="gr6" draw:text-style-name="P6" draw:layer="layout" svg:width="3.914cm" svg:height="2.384cm" svg:x="41.5cm" svg:y="13.116cm">
          <draw:text-box>
            <text:p text:style-name="P6"><text:span text:style-name="T1">Normal</text:span></text:p>
            <text:p text:style-name="P6"><text:span text:style-name="T1">Applications</text:span></text:p>
            <text:p text:style-name="P6"><text:span text:style-name="T1">(eg. xchat)</text:span></text:p>
          </draw:text-box>
        </draw:frame>
        <draw:frame draw:style-name="gr7" draw:text-style-name="P3" draw:layer="layout" svg:width="6.5cm" svg:height="0.962cm" svg:x="33.5cm" svg:y="13.538cm">
          <draw:text-box>
            <text:p text:style-name="P3">eg. presence status</text:p>
          </draw:text-box>
        </draw:frame>
        <draw:frame draw:style-name="gr2" draw:text-style-name="P3" draw:id="id5" draw:layer="layout" svg:width="10cm" svg:height="1.673cm" svg:x="24cm" svg:y="51.827cm">
          <draw:text-box>
            <text:p text:style-name="P3">Signal 1:</text:p>
            <text:p text:style-name="P3">(microphon amplitude 5min avg)</text:p>
          </draw:text-box>
        </draw:frame>
        <draw:frame draw:style-name="gr2" draw:text-style-name="P3" draw:layer="layout" svg:width="10cm" svg:height="2.408cm" svg:x="24cm" svg:y="54cm">
          <draw:text-box>
            <text:p text:style-name="P3">Signal 2:</text:p>
            <text:p text:style-name="P3">(3<text:span text:style-name="T2">rd</text:span> cepstral coefficient of 50ms hamming window, 5min stddev)</text:p>
          </draw:text-box>
        </draw:frame>
        <draw:frame draw:style-name="gr2" draw:text-style-name="P3" draw:id="id4" draw:layer="layout" svg:width="10cm" svg:height="1.673cm" svg:x="24cm" svg:y="56.827cm">
          <draw:text-box>
            <text:p text:style-name="P3">Signal 3:</text:p>
            <text:p text:style-name="P3"># of key presses last 5min</text:p>
          </draw:text-box>
        </draw:frame>
        <draw:frame draw:style-name="gr2" draw:text-style-name="P3" draw:id="id1" draw:layer="layout" svg:width="10cm" svg:height="1.673cm" svg:x="24cm" svg:y="59cm">
          <draw:text-box>
            <text:p text:style-name="P3">Signal 4:</text:p>
            <text:p text:style-name="P3">Active Application Name</text:p>
          </draw:text-box>
        </draw:frame>
        <draw:custom-shape draw:style-name="gr8" draw:text-style-name="P2" draw:id="id2" draw:layer="layout" svg:width="7cm" svg:height="3.5cm" svg:x="41cm" svg:y="53.5cm">
          <text:p text:style-name="P1">Application</text:p>
          <text:p text:style-name="P1">XChat</text:p>
          <text:p text:style-name="P1">Activity last 5m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2" draw:layer="layout" svg:x1="34cm" svg:y1="59.836cm" svg:x2="42.023cm" svg:y2="56.486cm" draw:start-shape="id1" draw:start-glue-point="1" draw:end-shape="id2" draw:end-glue-point="7" svg:d="m34000 59836h8023v-3350">
          <text:p text:style-name="P3"/>
        </draw:connector>
        <draw:custom-shape draw:style-name="gr8" draw:text-style-name="P2" draw:id="id3" draw:layer="layout" svg:width="4.5cm" svg:height="2.5cm" svg:x="35.5cm" svg:y="54cm">
          <text:p text:style-name="P1">User</text:p>
          <text:p text:style-name="P1">Activity last</text:p>
          <text:p text:style-name="P1">5m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2" draw:layer="layout" svg:x1="40cm" svg:y1="55.249cm" svg:x2="41cm" svg:y2="55.249cm" draw:start-shape="id3" draw:start-glue-point="10" draw:end-shape="id2" draw:end-glue-point="6" svg:d="m40000 55249h1000">
          <text:p text:style-name="P3"/>
        </draw:connector>
        <draw:connector draw:style-name="gr9" draw:text-style-name="P2" draw:layer="layout" svg:x1="34cm" svg:y1="57.663cm" svg:x2="35.5cm" svg:y2="55.249cm" draw:start-shape="id4" draw:start-glue-point="1" draw:end-shape="id3" draw:end-glue-point="6" svg:d="m34000 57663h725v-2414h775">
          <text:p text:style-name="P3"/>
        </draw:connector>
        <draw:connector draw:style-name="gr9" draw:text-style-name="P2" draw:layer="layout" svg:x1="34cm" svg:y1="52.663cm" svg:x2="36.157cm" svg:y2="54.364cm" draw:start-shape="id5" draw:start-glue-point="1" draw:end-shape="id3" draw:end-glue-point="5" svg:d="m34000 52663h2157v1701">
          <text:p text:style-name="P3"/>
        </draw:connector>
        <draw:custom-shape draw:style-name="gr8" draw:text-style-name="P2" draw:layer="layout" svg:width="4.5cm" svg:height="2.5cm" svg:x="42.5cm" svg:y="47cm">
          <text:p text:style-name="P1">User</text:p>
          <text:p text:style-name="P1">Teached</text:p>
          <text:p text:style-name="P1">Stat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0" draw:layer="layout" svg:width="6.987cm" svg:height="3.806cm" svg:x="47.5cm" svg:y="46cm">
          <draw:text-box>
            <text:p text:style-name="P3">Explain like</text:p>
            <text:p text:style-name="P3">„this state should have</text:p>
            <text:p text:style-name="P3">been active at this time</text:p>
            <text:p text:style-name="P3">because of the status</text:p>
            <text:p text:style-name="P3">of that state“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8T20:52:47</meta:creation-date>
    <dc:date>2009-02-08T21:34:58</dc:date>
    <meta:editing-cycles>3</meta:editing-cycles>
    <meta:editing-duration>PT42M1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